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Inter1" svg:font-family="Inter, OpenSans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212121" style:font-name="Inter" fo:font-size="9pt" fo:letter-spacing="normal" fo:font-style="normal" fo:font-weight="normal" officeooo:rsid="0028a42e" officeooo:paragraph-rsid="001dbf2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12121" style:font-name="Inter" fo:font-size="9pt" fo:letter-spacing="normal" fo:font-style="normal" fo:font-weight="normal" officeooo:paragraph-rsid="001dbf2c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8a42e" officeooo:paragraph-rsid="001dbf2c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f2e1c" officeooo:paragraph-rsid="001dbf2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8a42e" officeooo:paragraph-rsid="001dbf2c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a911b" officeooo:paragraph-rsid="001dbf2c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d886a" officeooo:paragraph-rsid="001dbf2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ba16e" officeooo:paragraph-rsid="001dbf2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f2e1c" officeooo:paragraph-rsid="001dbf2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rsid="002f6a02" officeooo:paragraph-rsid="001dbf2c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1pt" fo:letter-spacing="normal" fo:font-style="normal" fo:font-weight="normal" officeooo:paragraph-rsid="001dbf2c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6pt" fo:letter-spacing="normal" fo:font-style="normal" fo:font-weight="bold" officeooo:rsid="0028a42e" officeooo:paragraph-rsid="001dbf2c" style:font-size-asian="16pt" style:font-style-asian="italic" style:font-size-complex="16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12121" style:font-name="Inter1" fo:font-size="14pt" fo:letter-spacing="normal" fo:font-style="normal" style:text-underline-style="solid" style:text-underline-width="auto" style:text-underline-color="font-color" fo:font-weight="bold" officeooo:rsid="0028a42e" officeooo:paragraph-rsid="001dbf2c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1pt" fo:letter-spacing="normal" fo:font-style="normal" fo:font-weight="normal" officeooo:rsid="0028a42e" officeooo:paragraph-rsid="001dbf2c" fo:background-color="#fffffe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1pt" fo:letter-spacing="normal" fo:font-style="normal" fo:font-weight="normal" officeooo:rsid="002d886a" officeooo:paragraph-rsid="001dbf2c" fo:background-color="#fffffe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1pt" fo:letter-spacing="normal" fo:font-style="normal" fo:font-weight="normal" officeooo:rsid="002f2e1c" officeooo:paragraph-rsid="001dbf2c" fo:background-color="#fffffe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1pt" fo:letter-spacing="normal" fo:font-style="normal" fo:font-weight="normal" officeooo:paragraph-rsid="001dbf2c" fo:background-color="#fffffe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1pt" fo:letter-spacing="normal" fo:font-style="normal" fo:font-weight="normal" officeooo:rsid="0028a42e" officeooo:paragraph-rsid="001dbf2c" fo:background-color="#fffffe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6pt" fo:letter-spacing="normal" fo:font-style="normal" fo:font-weight="bold" officeooo:rsid="0028a42e" officeooo:paragraph-rsid="001dbf2c" style:font-size-asian="16pt" style:font-style-asian="italic" style:font-size-complex="16pt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6pt" fo:letter-spacing="normal" fo:font-style="normal" style:text-underline-style="solid" style:text-underline-width="auto" style:text-underline-color="font-color" fo:font-weight="bold" officeooo:rsid="0028a42e" officeooo:paragraph-rsid="001dbf2c" style:font-size-asian="16pt" style:font-style-asian="italic" style:font-size-complex="16pt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6pt" fo:letter-spacing="normal" fo:font-style="normal" style:text-underline-style="solid" style:text-underline-width="auto" style:text-underline-color="font-color" fo:font-weight="bold" officeooo:rsid="0028a42e" officeooo:paragraph-rsid="001ed239" style:font-size-asian="16pt" style:font-style-asian="italic" style:font-size-complex="16pt" style:font-style-complex="italic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Inter1" fo:font-size="13pt" fo:letter-spacing="normal" fo:font-style="normal" style:text-underline-style="none" fo:font-weight="normal" officeooo:rsid="001ed239" officeooo:paragraph-rsid="001ed239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officeooo:paragraph-rsid="001dbf2c"/>
    </style:style>
    <style:style style:name="P24" style:family="paragraph" style:parent-style-name="Standard">
      <style:paragraph-properties fo:text-align="justify" style:justify-single-word="false"/>
      <style:text-properties fo:color="#000000" style:font-name="IBMPlexMono, monospace," officeooo:paragraph-rsid="001dbf2c"/>
    </style:style>
    <style:style style:name="P25" style:family="paragraph" style:parent-style-name="Standard">
      <style:paragraph-properties fo:text-align="justify" style:justify-single-word="false"/>
      <style:text-properties fo:color="#000000" style:font-name="Inter1" fo:font-size="11pt" officeooo:rsid="002ba16e" officeooo:paragraph-rsid="001dbf2c" fo:background-color="#fffffe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color="#000000" style:font-name="Inter1" fo:font-size="11pt" officeooo:paragraph-rsid="001dbf2c" fo:background-color="#fffffe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color="#000000" style:font-name="Inter1" fo:font-size="11pt" officeooo:paragraph-rsid="001e100b" fo:background-color="#fffffe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fo:color="#000000" style:font-name="Inter1" fo:font-size="11pt" fo:font-style="italic" officeooo:rsid="002ba16e" officeooo:paragraph-rsid="001dbf2c" fo:background-color="#fffffe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color="#000000" style:font-name="Inter1" fo:font-size="11pt" officeooo:paragraph-rsid="001dbf2c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Inter1" fo:font-style="italic" officeooo:rsid="0028a42e" officeooo:paragraph-rsid="001dbf2c" style:font-style-asian="italic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Inter1" fo:font-size="15pt" fo:font-style="italic" style:text-underline-style="solid" style:text-underline-width="auto" style:text-underline-color="font-color" officeooo:rsid="0028a42e" officeooo:paragraph-rsid="001dbf2c" style:font-size-asian="15pt" style:font-style-asian="italic" style:font-size-complex="15pt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Inter1" fo:font-size="12pt" fo:font-style="italic" officeooo:rsid="002ba16e" officeooo:paragraph-rsid="001dbf2c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Inter1" fo:font-size="11pt" fo:font-style="italic" officeooo:rsid="002ba16e" officeooo:paragraph-rsid="001dbf2c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Inter1" fo:font-size="11pt" fo:font-style="italic" officeooo:rsid="0028a42e" officeooo:paragraph-rsid="001dbf2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Inter1" fo:font-size="11pt" officeooo:rsid="002ba16e" officeooo:paragraph-rsid="001dbf2c" fo:background-color="#fffffe" style:font-size-asian="11pt" style:font-size-complex="11pt"/>
    </style:style>
    <style:style style:name="T1" style:family="text">
      <style:text-properties style:font-style-asian="italic" style:font-style-complex="italic"/>
    </style:style>
    <style:style style:name="T2" style:family="text">
      <style:text-properties officeooo:rsid="0028a42e" style:font-style-asian="italic" style:font-style-complex="italic"/>
    </style:style>
    <style:style style:name="T3" style:family="text">
      <style:text-properties fo:color="#a31515"/>
    </style:style>
    <style:style style:name="T4" style:family="text">
      <style:text-properties fo:color="#098658"/>
    </style:style>
    <style:style style:name="T5" style:family="text">
      <style:text-properties fo:color="#0451a5"/>
    </style:style>
    <style:style style:name="T6" style:family="text">
      <style:text-properties fo:color="#0451a5" fo:font-weight="bold"/>
    </style:style>
    <style:style style:name="T7" style:family="text">
      <style:text-properties fo:font-variant="normal" fo:text-transform="none" fo:color="#212121" fo:letter-spacing="normal" fo:font-style="normal" fo:font-weight="normal"/>
    </style:style>
    <style:style style:name="T8" style:family="text">
      <style:text-properties fo:font-variant="normal" fo:text-transform="none" fo:color="#212121" fo:letter-spacing="normal" fo:font-style="normal" fo:font-weight="normal" officeooo:rsid="002ba16e"/>
    </style:style>
    <style:style style:name="T9" style:family="text">
      <style:text-properties fo:font-variant="normal" fo:text-transform="none" fo:color="#212121" fo:letter-spacing="normal" fo:font-style="normal" fo:font-weight="normal" officeooo:rsid="001e100b"/>
    </style:style>
    <style:style style:name="T10" style:family="text">
      <style:text-properties fo:font-variant="normal" fo:text-transform="none" fo:color="#212121" style:font-name="Inter1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212121" style:font-name="Inter1" fo:font-size="11pt" fo:letter-spacing="normal" fo:font-style="normal" fo:font-weight="normal" officeooo:rsid="002ba16e" style:font-size-asian="11pt" style:font-size-complex="11pt"/>
    </style:style>
    <style:style style:name="T12" style:family="text">
      <style:text-properties fo:font-variant="normal" fo:text-transform="none" fo:letter-spacing="normal" fo:font-style="normal" fo:font-weight="normal" officeooo:rsid="002ba16e" fo:background-color="#fffffe" loext:char-shading-value="0"/>
    </style:style>
    <style:style style:name="T13" style:family="text">
      <style:text-properties fo:background-color="#fffffe" loext:char-shading-value="0"/>
    </style:style>
    <style:style style:name="T14" style:family="text">
      <style:text-properties fo:background-color="#fffffe" loext:char-shading-value="0" style:font-weight-asian="bold" style:font-weight-complex="bold"/>
    </style:style>
    <style:style style:name="T15" style:family="text">
      <style:text-properties officeooo:rsid="001dbf2c" fo:background-color="#fffffe" loext:char-shading-value="0" style:font-weight-asian="bold" style:font-weight-complex="bold"/>
    </style:style>
    <style:style style:name="T16" style:family="text">
      <style:text-properties officeooo:rsid="001dbf2c" fo:background-color="#fffffe" loext:char-shading-value="0"/>
    </style:style>
    <style:style style:name="T17" style:family="text">
      <style:text-properties officeooo:rsid="002a911b"/>
    </style:style>
    <style:style style:name="T18" style:family="text">
      <style:text-properties officeooo:rsid="002ba16e"/>
    </style:style>
    <style:style style:name="T1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0" style:family="text">
      <style:text-properties style:text-underline-style="solid" style:text-underline-width="auto" style:text-underline-color="font-color" style:font-weight-asian="bold" style:font-weight-complex="bold"/>
    </style:style>
    <style:style style:name="T21" style:family="text">
      <style:text-properties officeooo:rsid="001dbf2c"/>
    </style:style>
    <style:style style:name="T22" style:family="text">
      <style:text-properties style:font-name="Inter1" fo:font-size="11pt" officeooo:rsid="0028a42e" style:font-size-asian="11pt" style:font-style-asian="italic" style:font-size-complex="11pt" style:font-style-complex="italic"/>
    </style:style>
    <style:style style:name="T23" style:family="text">
      <style:text-properties style:font-name="Inter1" fo:font-size="11pt" officeooo:rsid="002ba16e" style:font-size-asian="11pt" style:font-style-asian="italic" style:font-size-complex="11pt" style:font-style-complex="italic"/>
    </style:style>
    <style:style style:name="T24" style:family="text">
      <style:text-properties style:font-name="Inter1" fo:font-size="11pt" officeooo:rsid="002a911b" style:font-size-asian="11pt" style:font-style-asian="italic" style:font-size-complex="11pt" style:font-style-complex="italic"/>
    </style:style>
    <style:style style:name="T25" style:family="text">
      <style:text-properties style:font-name="Inter1" fo:font-size="11pt" officeooo:rsid="002f2e1c" style:font-size-asian="11pt" style:font-style-asian="italic" style:font-size-complex="11pt" style:font-style-complex="italic"/>
    </style:style>
    <style:style style:name="T26" style:family="text">
      <style:text-properties style:font-name="Inter1" fo:font-size="11pt" style:font-size-asian="11pt" style:font-size-complex="11pt"/>
    </style:style>
    <style:style style:name="T27" style:family="text">
      <style:text-properties style:font-name="Inter1" fo:font-size="11pt" officeooo:rsid="002a911b" style:font-size-asian="11pt" style:font-size-complex="11pt"/>
    </style:style>
    <style:style style:name="T28" style:family="text">
      <style:text-properties style:font-name="Inter1" fo:font-size="11pt" officeooo:rsid="002d886a" style:font-size-asian="11pt" style:font-size-complex="11pt"/>
    </style:style>
    <style:style style:name="T29" style:family="text">
      <style:text-properties style:font-name="Inter1" fo:font-size="11pt" officeooo:rsid="002d9122" style:font-size-asian="11pt" style:font-size-complex="11pt"/>
    </style:style>
    <style:style style:name="T30" style:family="text">
      <style:text-properties style:font-name="Inter1" fo:font-size="11pt" officeooo:rsid="002ba16e" fo:background-color="#fffffe" loext:char-shading-value="0" style:font-size-asian="11pt" style:font-size-complex="11pt"/>
    </style:style>
    <style:style style:name="T3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" style:family="text">
      <style:text-properties fo:font-size="14pt" style:text-underline-style="solid" style:text-underline-width="auto" style:text-underline-color="font-color" fo:font-weight="bold" officeooo:rsid="001dbf2c" style:font-size-asian="14pt" style:font-weight-asian="bold" style:font-size-complex="14pt" style:font-weight-complex="bold"/>
    </style:style>
    <style:style style:name="T33" style:family="text">
      <style:text-properties officeooo:rsid="001e10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9">Api </text:span><text:line-break/></text:p>
      <text:p text:style-name="P31">Booking <text:s/><text:span text:style-name="T21">Service</text:span>: </text:p>
      <text:p text:style-name="P30"/>
      <text:p text:style-name="P3"><text:span text:style-name="T21">1. </text:span>Post:</text:p>
      <text:p text:style-name="P3"/>
      <text:p text:style-name="P2"><text:span text:style-name="T22">Api: </text:span><text:a xlink:type="simple" xlink:href="http://localhost:8083/booking" text:style-name="Internet_20_link" text:visited-style-name="Visited_20_Internet_20_Link"><text:span text:style-name="T26">http://localhost:8083/booking</text:span></text:a></text:p>
      <text:p text:style-name="P5">Requst body: </text:p>
      <text:p text:style-name="P14">{</text:p>
      <text:p text:style-name="P26"><text:span text:style-name="T3"><text:tab/>"b"</text:span>: {</text:p>
      <text:p text:style-name="P26"><text:span text:style-name="T3"><text:tab/><text:tab/>"book<text:tab/>ingId"</text:span>: <text:span text:style-name="T4">2</text:span>,</text:p>
      <text:p text:style-name="P26"><text:span text:style-name="T3"><text:tab/><text:tab/>"customer"</text:span>: {</text:p>
      <text:p text:style-name="P26"><text:span text:style-name="T3"><text:tab/><text:tab/><text:tab/>"firstName"</text:span>: <text:span text:style-name="T5">"Khush"</text:span>,</text:p>
      <text:p text:style-name="P26"><text:span text:style-name="T3"><text:tab/><text:tab/><text:tab/>"lastName"</text:span>: <text:span text:style-name="T5">"Bhutra"</text:span>,</text:p>
      <text:p text:style-name="P26"><text:span text:style-name="T3"><text:tab/><text:tab/><text:tab/>"mobileNumber"</text:span>: <text:span text:style-name="T5">"9876543210"</text:span>,</text:p>
      <text:p text:style-name="P26"><text:span text:style-name="T3"><text:tab/><text:tab/><text:tab/>"emailId"</text:span>: <text:span text:style-name="T5">"abc12@gmail.com"</text:span>,</text:p>
      <text:p text:style-name="P26"><text:span text:style-name="T3"><text:tab/><text:tab/><text:tab/>"address"</text:span>: <text:span text:style-name="T5">"E-303saraswati"</text:span></text:p>
      <text:p text:style-name="P26"><text:tab/><text:tab/>},</text:p>
      <text:p text:style-name="P26"><text:span text:style-name="T3"><text:tab/><text:tab/>"vehicle"</text:span>: <text:span text:style-name="T6">null</text:span>,</text:p>
      <text:p text:style-name="P26"><text:span text:style-name="T3"><text:tab/><text:tab/>"bookingDate"</text:span>: <text:span text:style-name="T5">"2001-05-21"</text:span>,</text:p>
      <text:p text:style-name="P26"><text:span text:style-name="T3"><text:tab/><text:tab/>"bookedTillDate"</text:span>: <text:span text:style-name="T5">"2001-05-26"</text:span>,</text:p>
      <text:p text:style-name="P26"><text:span text:style-name="T3"><text:tab/><text:tab/>"bookingDescription"</text:span>: <text:span text:style-name="T5">"Booking from Vehicle"</text:span>,</text:p>
      <text:p text:style-name="P26"><text:span text:style-name="T3"><text:tab/><text:tab/>"totalCost"</text:span>: <text:span text:style-name="T4">250</text:span>,</text:p>
      <text:p text:style-name="P26"><text:span text:style-name="T3"><text:tab/><text:tab/>"distance"</text:span>: <text:span text:style-name="T4">25</text:span></text:p>
      <text:p text:style-name="P26"><text:tab/>},</text:p>
      <text:p text:style-name="P26"><text:span text:style-name="T3"><text:tab/>"type"</text:span>: <text:span text:style-name="T5">"Car"</text:span></text:p>
      <text:p text:style-name="P26">}</text:p>
      <text:p text:style-name="P26"/>
      <text:p text:style-name="P25">Note:For Vehicle selection -&gt; Implemented only by type, can also implement by various other parameter as Category (AC / NONAC) and location.</text:p>
      <text:p text:style-name="P35"><text:s text:c="25"/>-----------------------------------------------------------</text:p>
      <text:p text:style-name="P35"/>
      <text:p text:style-name="P5"/>
      <text:p text:style-name="P32">Put : </text:p>
      <text:p text:style-name="P23"><text:span text:style-name="T23">Api : </text:span><text:a xlink:type="simple" xlink:href="http://localhost:8083/booking" text:style-name="Internet_20_link" text:visited-style-name="Visited_20_Internet_20_Link"><text:span text:style-name="T10">http://localhost:8083/booking</text:span></text:a></text:p>
      <text:p text:style-name="P33"><text:span text:style-name="T7">Request Body: </text:span></text:p>
      <text:p text:style-name="P28"><text:span text:style-name="T7">{</text:span></text:p>
      <text:p text:style-name="P26"><text:span text:style-name="T3">"b"</text:span>: {</text:p>
      <text:p text:style-name="P26"><text:span text:style-name="T3">"bookingId"</text:span>: <text:span text:style-name="T4">1</text:span>,</text:p>
      <text:p text:style-name="P26"><text:span text:style-name="T3">"customer"</text:span>: {</text:p>
      <text:p text:style-name="P26"><text:span text:style-name="T3">"firstName"</text:span>: <text:span text:style-name="T5">"Ravi"</text:span>,</text:p>
      <text:p text:style-name="P26"><text:span text:style-name="T3">"lastName"</text:span>: <text:span text:style-name="T5">"Bhutra"</text:span>,</text:p>
      <text:p text:style-name="P26"><text:span text:style-name="T3">"mobileNumber"</text:span>: <text:span text:style-name="T5">"9876543210"</text:span>,</text:p>
      <text:p text:style-name="P26"><text:span text:style-name="T3">"emailId"</text:span>: <text:span text:style-name="T5">"abc12@gmail.com"</text:span>,</text:p>
      <text:p text:style-name="P26"><text:span text:style-name="T3">"address"</text:span>: <text:span text:style-name="T5">"E-303saraswati"</text:span></text:p>
      <text:p text:style-name="P26">},</text:p>
      <text:p text:style-name="P26"><text:span text:style-name="T3">"vehicle"</text:span>: <text:span text:style-name="T6">null</text:span>,</text:p>
      <text:p text:style-name="P26"><text:span text:style-name="T3">"bookingDate"</text:span>: <text:span text:style-name="T5">"2001-05-23"</text:span>,</text:p>
      <text:p text:style-name="P26"><text:span text:style-name="T3">"bookedTillDate"</text:span>: <text:span text:style-name="T5">"2001-05-26"</text:span>,</text:p>
      <text:p text:style-name="P26"><text:span text:style-name="T3">"bookingDescription"</text:span>: <text:span text:style-name="T5">"Booking from Vehicle"</text:span>,</text:p>
      <text:p text:style-name="P26"><text:span text:style-name="T3">"totalCost"</text:span>: <text:span text:style-name="T4">250</text:span>,</text:p>
      <text:p text:style-name="P26"><text:span text:style-name="T3">"distance"</text:span>: <text:span text:style-name="T4">30</text:span></text:p>
      <text:p text:style-name="P26">},</text:p>
      <text:p text:style-name="P26"><text:span text:style-name="T3">"type"</text:span>: <text:span text:style-name="T5">"Car"</text:span></text:p>
      <text:p text:style-name="P26">}</text:p>
      <text:p text:style-name="P26"><text:soft-page-break/><text:s text:c="27"/>---------------------------------------------------------</text:p>
      <text:p text:style-name="P26"/>
      <text:p text:style-name="P26"/>
      <text:p text:style-name="P25">Delete: </text:p>
      <text:p text:style-name="P24"><text:span text:style-name="T30">Api : </text:span><text:a xlink:type="simple" xlink:href="http://localhost:8083/booking/" text:style-name="Internet_20_link" text:visited-style-name="Visited_20_Internet_20_Link"><text:span text:style-name="T10">http://localhost:8083/booking/</text:span></text:a><text:span text:style-name="T11">{id}</text:span></text:p>
      <text:p text:style-name="P29"><text:span text:style-name="T8"/></text:p>
      <text:p text:style-name="P29"><text:span text:style-name="T8"><text:s/></text:span><text:span text:style-name="T12"><text:s text:c="27"/>---------------------------------------------------------</text:span></text:p>
      <text:p text:style-name="P33"><text:span text:style-name="T7"/></text:p>
      <text:p text:style-name="P34">Get : </text:p>
      <text:p text:style-name="P3">1. View All :</text:p>
      <text:p text:style-name="P1"><text:span text:style-name="T26">Api call : </text:span><text:a xlink:type="simple" xlink:href="http://localhost:8083/booking/viewall" text:style-name="Internet_20_link" text:visited-style-name="Visited_20_Internet_20_Link"><text:span text:style-name="T26">http://localhost:8083/booking/viewall</text:span></text:a></text:p>
      <text:p text:style-name="P3">Output: All booking </text:p>
      <text:p text:style-name="P3"/>
      <text:p text:style-name="P3">2. Booking By Date : </text:p>
      <text:p text:style-name="P1"><text:span text:style-name="T26">Api call : </text:span><text:a xlink:type="simple" xlink:href="http://localhost:8083/booking/viewByDate/2001-05-21" text:style-name="Internet_20_link" text:visited-style-name="Visited_20_Internet_20_Link"><text:span text:style-name="T26">http://localhost:8083/booking/viewByDate/2001-05-21</text:span></text:a></text:p>
      <text:p text:style-name="P3">Output : list of all booking starts on date</text:p>
      <text:p text:style-name="P3"/>
      <text:p text:style-name="P3">3. <text:span text:style-name="T17">Bookings for Particular Vehicle</text:span></text:p>
      <text:p text:style-name="P2"><text:span text:style-name="T24">Api Call : </text:span><text:a xlink:type="simple" xlink:href="http://localhost:8083/booking/viewByVehicle/" text:style-name="Internet_20_link" text:visited-style-name="Visited_20_Internet_20_Link"><text:span text:style-name="T26">http://localhost:8083/booking/viewByVehicle/</text:span></text:a><text:span text:style-name="T27">{id}</text:span></text:p>
      <text:p text:style-name="P6">Output: <text:span text:style-name="T2">Output : list of all booking </text:span><text:span text:style-name="T1">with this vehicle</text:span></text:p>
      <text:p text:style-name="P6"><text:span text:style-name="T1"/></text:p>
      <text:p text:style-name="P6">4. View Booking with id:</text:p>
      <text:p text:style-name="P2"><text:span text:style-name="T27">Api call : </text:span><text:a xlink:type="simple" xlink:href="http://localhost:8083/booking/1" text:style-name="Internet_20_link" text:visited-style-name="Visited_20_Internet_20_Link"><text:span text:style-name="T26">http://localhost:8083/booking/1</text:span></text:a></text:p>
      <text:p text:style-name="P6">Output : Booking with this id</text:p>
      <text:p text:style-name="P6"/>
      <text:p text:style-name="P18"><text:s text:c="27"/>---------------------------------------------------------</text:p>
      <text:p text:style-name="P3"/>
      <text:p text:style-name="P12"><text:span text:style-name="T20">____________________________________________________________</text:span></text:p>
      <text:p text:style-name="P12"><text:span text:style-name="T20"/></text:p>
      <text:p text:style-name="P3"/>
      <text:p text:style-name="P3"><text:span text:style-name="T32">2. </text:span><text:span text:style-name="T31">Vehicle </text:span><text:span text:style-name="T32">Services</text:span><text:span text:style-name="T31">:</text:span> </text:p>
      <text:p text:style-name="P3"/>
      <text:p text:style-name="P3">Post: </text:p>
      <text:p text:style-name="P2"><text:span text:style-name="T22">Api : </text:span><text:a xlink:type="simple" xlink:href="http://localhost:8081/vehicle" text:style-name="Internet_20_link" text:visited-style-name="Visited_20_Internet_20_Link"><text:span text:style-name="T26">http://localhost:8081/vehicle</text:span></text:a></text:p>
      <text:p text:style-name="P5">Request Body : </text:p>
      <text:p text:style-name="P14">{</text:p>
      <text:p text:style-name="P26"><text:span text:style-name="T3">"vehicleId"</text:span>: <text:span text:style-name="T4">2</text:span>,</text:p>
      <text:p text:style-name="P26"><text:span text:style-name="T3">"vehicleNumber"</text:span>: <text:span text:style-name="T5">"HR-26-1234"</text:span>,</text:p>
      <text:p text:style-name="P26"><text:span text:style-name="T3">"driver"</text:span>:<text:span text:style-name="T6">null</text:span>,</text:p>
      <text:p text:style-name="P26"><text:span text:style-name="T3">"type"</text:span>: <text:span text:style-name="T5">"Car"</text:span>,</text:p>
      <text:p text:style-name="P26"><text:span text:style-name="T3">"category"</text:span>: <text:span text:style-name="T5">"aC"</text:span>,</text:p>
      <text:p text:style-name="P26"><text:span text:style-name="T3">"description"</text:span>: <text:span text:style-name="T5">"Scorpio"</text:span>,</text:p>
      <text:p text:style-name="P26"><text:span text:style-name="T3">"location"</text:span>: <text:span text:style-name="T5">"Gurgaon"</text:span>,</text:p>
      <text:p text:style-name="P26"><text:span text:style-name="T3">"capacity"</text:span>: <text:span text:style-name="T4">4</text:span>,</text:p>
      <text:p text:style-name="P26"><text:span text:style-name="T3">"chargesPerKM"</text:span>: <text:span text:style-name="T4">25</text:span>,</text:p>
      <text:p text:style-name="P26"><text:span text:style-name="T3">"fixedCharges"</text:span>: <text:span text:style-name="T4">250</text:span></text:p>
      <text:p text:style-name="P26">}</text:p>
      <text:p text:style-name="P26"/>
      <text:p text:style-name="P26"><text:s text:c="27"/>---------------------------------------------------------</text:p>
      <text:p text:style-name="P26"/>
      <text:p text:style-name="P5">Put: </text:p>
      <text:p text:style-name="P2"><text:span text:style-name="T28">Api : <text:s/></text:span><text:a xlink:type="simple" xlink:href="http://localhost:8081/vehicle/viewAll" text:style-name="Internet_20_link" text:visited-style-name="Visited_20_Internet_20_Link"><text:span text:style-name="T26">http://localhost:8081/vehicle/viewAll</text:span></text:a></text:p>
      <text:p text:style-name="P7">Request body : </text:p>
      <text:p text:style-name="P15">{</text:p>
      <text:p text:style-name="P26"><text:span text:style-name="T3">"vehicleId"</text:span>: <text:span text:style-name="T4">5</text:span>,</text:p>
      <text:p text:style-name="P26"><text:soft-page-break/><text:span text:style-name="T3">"driver"</text:span>: <text:span text:style-name="T6">null</text:span>,</text:p>
      <text:p text:style-name="P26"><text:span text:style-name="T3">"vehicleNumber"</text:span>: <text:span text:style-name="T5">"HR-26-1234"</text:span>,</text:p>
      <text:p text:style-name="P26"><text:span text:style-name="T3">"type"</text:span>: <text:span text:style-name="T5">"Car"</text:span>,</text:p>
      <text:p text:style-name="P26"><text:span text:style-name="T3">"category"</text:span>: <text:span text:style-name="T5">"NON-AC"</text:span>,</text:p>
      <text:p text:style-name="P26"><text:span text:style-name="T3">"description"</text:span>: <text:span text:style-name="T5">"Scorpio"</text:span>,</text:p>
      <text:p text:style-name="P26"><text:span text:style-name="T3">"location"</text:span>: <text:span text:style-name="T5">"Delhi"</text:span>,</text:p>
      <text:p text:style-name="P26"><text:span text:style-name="T3">"capacity"</text:span>: <text:span text:style-name="T4">4</text:span>,</text:p>
      <text:p text:style-name="P26"><text:span text:style-name="T3">"chargesPerKM"</text:span>: <text:span text:style-name="T4">25.0</text:span>,</text:p>
      <text:p text:style-name="P26"><text:span text:style-name="T3">"fixedCharges"</text:span>: <text:span text:style-name="T4">250.0</text:span></text:p>
      <text:p text:style-name="P26">}</text:p>
      <text:p text:style-name="P14"/>
      <text:p text:style-name="P14"><text:s text:c="27"/>---------------------------------------------------------</text:p>
      <text:p text:style-name="P14"/>
      <text:p text:style-name="P5">Delete: </text:p>
      <text:p text:style-name="P2"><text:span text:style-name="T29">Api : </text:span><text:a xlink:type="simple" xlink:href="http://localhost:8081/vehicle/2" text:style-name="Internet_20_link" text:visited-style-name="Visited_20_Internet_20_Link"><text:span text:style-name="T26">http://localhost:8081/vehicle/</text:span></text:a><text:span text:style-name="T29">{id}</text:span></text:p>
      <text:p text:style-name="P11"/>
      <text:p text:style-name="P17"><text:s text:c="27"/>---------------------------------------------------------</text:p>
      <text:p text:style-name="P5"/>
      <text:p text:style-name="P5">Get: </text:p>
      <text:p text:style-name="P8">1. View All Vehicles</text:p>
      <text:p text:style-name="P11"><text:span text:style-name="T18">Api : </text:span>http://localhost:8081/vehicle/viewAll</text:p>
      <text:p text:style-name="P3"/>
      <text:p text:style-name="P20"><text:span text:style-name="T15">­__________________________________________________________</text:span></text:p>
      <text:p text:style-name="P19"><text:span text:style-name="T15"/></text:p>
      <text:p text:style-name="P13"><text:span text:style-name="T21">3. </text:span>Driver <text:span text:style-name="T21">Services</text:span>: </text:p>
      <text:p text:style-name="P3"/>
      <text:p text:style-name="P3">Post: </text:p>
      <text:p text:style-name="P11"><text:span text:style-name="T2">Api : </text:span>http://localhost:8083/Driver</text:p>
      <text:p text:style-name="P3">Request Body: </text:p>
      <text:p text:style-name="P18">{</text:p>
      <text:p text:style-name="P26"><text:span text:style-name="T3"><text:tab/>"driverId"</text:span>: <text:span text:style-name="T4">1</text:span>,</text:p>
      <text:p text:style-name="P26"><text:span text:style-name="T3"><text:tab/>"firstName"</text:span>: <text:span text:style-name="T5">"Ramesh"</text:span>,</text:p>
      <text:p text:style-name="P26"><text:span text:style-name="T3"><text:tab/>"lastName"</text:span>: <text:span text:style-name="T5">"Sharma"</text:span>,</text:p>
      <text:p text:style-name="P26"><text:span text:style-name="T3"><text:tab/>"contactNumber"</text:span>: <text:span text:style-name="T5">"9306782403"</text:span>,</text:p>
      <text:p text:style-name="P26"><text:span text:style-name="T3"><text:tab/>"email"</text:span>: <text:span text:style-name="T5">"Khushbhutra51@gmail.com"</text:span>,</text:p>
      <text:p text:style-name="P26"><text:span text:style-name="T3"><text:tab/>"address"</text:span>: <text:span text:style-name="T5">"E-202Parswadeep,Gurgaon"</text:span>,</text:p>
      <text:p text:style-name="P26"><text:span text:style-name="T3"><text:tab/>"chargesPerDay"</text:span>: <text:span text:style-name="T4">1200.0</text:span>,</text:p>
      <text:p text:style-name="P26"><text:span text:style-name="T3"><text:tab/>"licenseNo"</text:span>: <text:span text:style-name="T5">"XYZ-APB123"</text:span></text:p>
      <text:p text:style-name="P26">}</text:p>
      <text:p text:style-name="P26"/>
      <text:p text:style-name="P26"><text:s text:c="37"/>----------------------------------------------------</text:p>
      <text:p text:style-name="P3"/>
      <text:p text:style-name="P4">Put:</text:p>
      <text:p text:style-name="P2"><text:span text:style-name="T25">Api : </text:span><text:a xlink:type="simple" xlink:href="http://localhost:8082/Driver" text:style-name="Internet_20_link" text:visited-style-name="Visited_20_Internet_20_Link"><text:span text:style-name="T26">http://localhost:8082/Driver</text:span></text:a></text:p>
      <text:p text:style-name="P9">Request Body : </text:p>
      <text:p text:style-name="P16">{</text:p>
      <text:p text:style-name="P26"><text:span text:style-name="T3">"driverId"</text:span>: <text:span text:style-name="T4">1</text:span>,</text:p>
      <text:p text:style-name="P26"><text:span text:style-name="T3">"firstName"</text:span>: <text:span text:style-name="T5">"Khush"</text:span>,</text:p>
      <text:p text:style-name="P26"><text:span text:style-name="T3">"lastName"</text:span>: <text:span text:style-name="T5">"Sharma"</text:span>,</text:p>
      <text:p text:style-name="P26"><text:span text:style-name="T3">"contactNumber"</text:span>: <text:span text:style-name="T5">"9302525404"</text:span>,</text:p>
      <text:p text:style-name="P26"><text:span text:style-name="T3">"email"</text:span>: <text:span text:style-name="T5">"Khushbhutra21@gmail.com"</text:span>,</text:p>
      <text:p text:style-name="P26"><text:span text:style-name="T3">"address"</text:span>: <text:span text:style-name="T5">"E-202Parswadeep,Gurgaon"</text:span>,</text:p>
      <text:p text:style-name="P26"><text:span text:style-name="T3">"chargesPerDay"</text:span>: <text:span text:style-name="T4">5600</text:span>,</text:p>
      <text:p text:style-name="P26"><text:span text:style-name="T3">"licenseNo"</text:span>: <text:span text:style-name="T5">"XYZ-APB123"</text:span></text:p>
      <text:p text:style-name="P26">}</text:p>
      <text:p text:style-name="P26"><text:soft-page-break/></text:p>
      <text:p text:style-name="P27"><text:s text:c="37"/>----------------------------------------------------</text:p>
      <text:p text:style-name="P26"/>
      <text:p text:style-name="P27"><text:s/><text:span text:style-name="T33">Delete: </text:span></text:p>
      <text:p text:style-name="P27"><text:span text:style-name="T33">Api: </text:span><text:s/><text:a xlink:type="simple" xlink:href="http://localhost:8082/Driver/" text:style-name="Internet_20_link" text:visited-style-name="Visited_20_Internet_20_Link"><text:span text:style-name="T7">http://localhost:8082/Driver/</text:span></text:a><text:span text:style-name="T9">{id}</text:span></text:p>
      <text:p text:style-name="P27"><text:span text:style-name="T9"/></text:p>
      <text:p text:style-name="P27"><text:s text:c="37"/>----------------------------------------------------</text:p>
      <text:p text:style-name="P26"/>
      <text:p text:style-name="P10">Get: </text:p>
      <text:p text:style-name="P10">1. View All Drivers</text:p>
      <text:p text:style-name="P10">Api :http://localhost:8082/Driver/all </text:p>
      <text:p text:style-name="P10">Output : <text:s/>List of All drivers</text:p>
      <text:p text:style-name="P21"><text:span text:style-name="T15">­__________________________________________________________</text:span></text:p>
      <text:p text:style-name="P21"><text:span text:style-name="T15"/></text:p>
      <text:p text:style-name="P22"><text:span text:style-name="T16">V</text:span><text:span text:style-name="T13">alidation is can be check on while adding driver details or Vehicle Detai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Inter1" svg:font-family="Inter, OpenSans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6T14:36:41.261888806</meta:creation-date>
    <dc:date>2023-08-06T15:09:49.489480340</dc:date>
    <meta:editing-duration>PT2M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45" meta:word-count="348" meta:character-count="3922" meta:non-whitespace-character-count="3349"/>
  </office:meta>
</office:document-meta>
</file>